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へ、変な植物のツルが足に絡まって・・・
動けない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-A weird plant just grabbed my leg...
I can't move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待って！　今助ける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imme a sec! I'll get you out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待つんだ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ld it, Hamuko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毒性のある植物だった場合、下手に刺激を
与えると春風が危ない。</text:p>
          </table:table-cell>
          <table:table-cell table:style-name="ce0"/>
          <table:table-cell table:style-name="ce0"/>
          <table:table-cell table:style-name="ce0" office:value-type="string">
            <text:p>If this plant happens to be poisonous, one
wrong move could put Harukaze in serious
danger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む、この植物についての情報はあるか？</text:p>
          </table:table-cell>
          <table:table-cell table:style-name="ce0"/>
          <table:table-cell table:style-name="ce0"/>
          <table:table-cell table:style-name="ce0" office:value-type="string">
            <text:p>Komu, do you have any information on this
plan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みません・・・私も初めて見るタイプ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am sorry... this is the first time I have
seen this before, myself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だ、突然急成長してきたところを見る限り、
通常の植物ではないと思います。</text:p>
          </table:table-cell>
          <table:table-cell table:style-name="ce0"/>
          <table:table-cell table:style-name="ce0"/>
          <table:table-cell table:style-name="ce0" office:value-type="string">
            <text:p>However, from the way it suddenly sprang out
of the ground like that, I do not think it
is an ordinary plant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魔物の可能性もありますので、早乙女さんは
離れていてください。</text:p>
          </table:table-cell>
          <table:table-cell table:style-name="ce0"/>
          <table:table-cell table:style-name="ce0"/>
          <table:table-cell table:style-name="ce0" office:value-type="string">
            <text:p>There is a possibility that it is a demon,
so please keep your distance, Saotome-sa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分かった。</text:p>
          </table:table-cell>
          <table:table-cell table:style-name="ce0" office:value-type="string">
            <text:p>Map118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Understood.</text:p>
          </table:table-cell>
          <table:table-cell table:style-name="ce0" office:value-type="string">
            <text:p>Understood.</text:p>
          </table:table-cell>
          <table:table-cell table:number-columns-repeated="1019"/>
        </table:table-row>
        <table:table-row>
          <table:table-cell table:style-name="ce0" office:value-type="string">
            <text:p>ん？　これって・・・</text:p>
          </table:table-cell>
          <table:table-cell table:style-name="ce0" office:value-type="string">
            <text:p>Then 703</text:p>
          </table:table-cell>
          <table:table-cell table:style-name="ce0" office:value-type="string">
            <text:p>Saffa</text:p>
          </table:table-cell>
          <table:table-cell table:style-name="ce0" office:value-type="string">
            <text:p>Nn? This i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行っちゃった・・・</text:p>
          </table:table-cell>
          <table:table-cell table:style-name="ce0" office:value-type="string">
            <text:p>After 70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they go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良かった・・・のかな？</text:p>
          </table:table-cell>
          <table:table-cell table:style-name="ce0"/>
          <table:table-cell table:style-name="ce0"/>
          <table:table-cell table:style-name="ce0" office:value-type="string">
            <text:p>That's good... right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（そわそわっ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uu... *wriggle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・・・さっそくおトイレ行きたくなってきた・・・
かも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... I think... I kinda need to go the
bathroom, no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す、すごい即効性・・・ね・・・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acts fast... doesn't it... *squirm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ええと・・・ど、どうしましょう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mmm... wh-what should we do, then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とかツルを切って、みんなで急いで下山
するのが一番だと思うのですが・・・</text:p>
          </table:table-cell>
          <table:table-cell table:style-name="ce0"/>
          <table:table-cell table:style-name="ce0"/>
          <table:table-cell table:style-name="ce0" office:value-type="string">
            <text:p>I think it would be best to quickly cut
those vines and hurry down the mountain, but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が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っき手でちぎろうとしたんだけど、予想以上に
頑丈なツルなのよ・・・</text:p>
          </table:table-cell>
          <table:table-cell table:style-name="ce0"/>
          <table:table-cell table:style-name="ce0"/>
          <table:table-cell table:style-name="ce0" office:value-type="string">
            <text:p>I tried to tear the vines off just a moment
ago, but they're way tougher than they look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に、無理にほどこうとすると、余計に足を
締め付けられて痛いの・・・</text:p>
          </table:table-cell>
          <table:table-cell table:style-name="ce0"/>
          <table:table-cell table:style-name="ce0"/>
          <table:table-cell table:style-name="ce0" office:value-type="string">
            <text:p>And besides, if I even try, it just tightens
its grip, which really hurts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力ずくで抜け出すのは無理みたい・・・</text:p>
          </table:table-cell>
          <table:table-cell table:style-name="ce0"/>
          <table:table-cell table:style-name="ce0"/>
          <table:table-cell table:style-name="ce0" office:value-type="string">
            <text:p>I don't think brute force is going to get
me out of her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うう・・・（そわそわ）</text:p>
          </table:table-cell>
          <table:table-cell table:style-name="ce0"/>
          <table:table-cell table:style-name="ce0"/>
          <table:table-cell table:style-name="ce0" office:value-type="string">
            <text:p>Oooh... *fidget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、じゃあ、もう誰かがユリネクスにオシッコ
あげて、満足させるしかないじゃん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-Then someone'll just hafta pee on this
Urinex thing 'til it's happy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た、居づらい話になってきた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The situation has once again become awkward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んか、ジャクラの森を思い出す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kinda like the Jakla Forest all over
again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、それで・・・誰がするのかな・・・？</text:p>
          </table:table-cell>
          <table:table-cell table:style-name="ce0"/>
          <table:table-cell table:style-name="ce0"/>
          <table:table-cell table:style-name="ce0" office:value-type="string">
            <text:p>S-So... who's gonna do it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う我慢できない人、挙手～！</text:p>
          </table:table-cell>
          <table:table-cell table:style-name="ce0"/>
          <table:table-cell table:style-name="ce0"/>
          <table:table-cell table:style-name="ce0" office:value-type="string">
            <text:p>Hands up, whoever can't hold it anymore~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しょ、正直もうけっこう辛いけど・・・まだ何とか
大丈夫・・・だし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-To be honest, I'm kinda strugglin' here,
but... I think I'll be okay... for the time
bein'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うぅ・・・ど、どうしよう・・・この中じゃ、私が
　一番もれそうなのかな・・・？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Uuuu... wh-what should I do... could I be
the most desperate out of everyone here...?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で、でも・・・やっぱり・・・恥ずかしいよぉ・・・//）</text:p>
          </table:table-cell>
          <table:table-cell table:style-name="ce0"/>
          <table:table-cell table:style-name="ce0"/>
          <table:table-cell table:style-name="ce0" office:value-type="string">
            <text:p>(B-But... it really would be... far too
embarrassing... 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ぁー・・・！　だめダ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argh—...! No Gooood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ワタシ、ちょっとガマンできないかも
しれないヨー・・・！！</text:p>
          </table:table-cell>
          <table:table-cell table:style-name="ce0"/>
          <table:table-cell table:style-name="ce0"/>
          <table:table-cell table:style-name="ce0" office:value-type="string">
            <text:p>I don't think I can hold it Anyoooore...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！　じゃ、じゃあたこやきちゃん・・・する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es that mean you'll... do it...
Takoyaki-chan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みんな、あんまり見ないでほしい
ネー・・・////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Yeah, but I don't want everyone to Staaare...
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済んだら呼んでく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l me when you're done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、するから・・・みんな、あっち向いてて
ナー・・・/////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ll right, here I go... everyone, turn around,
Okaaaay...? /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はひ！　お、お願いし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p! G-Good luck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ーー～～・・・（ぷるるるっ）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Fuuuuu~~... *brrrrrr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周りにみんながいる中でおしっこするなんて、
　す、すっごいどきどきするヨー・・・////）</text:p>
          </table:table-cell>
          <table:table-cell table:style-name="ce0"/>
          <table:table-cell table:style-name="ce0"/>
          <table:table-cell table:style-name="ce0" office:value-type="string">
            <text:p>(Peeing in the middle of everyone is making
my heart b-beat like Crazyyy... ////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ああ・・・こ、この音・・・やば・・・っ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ah... th-that sound... damn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（だめ・・・強烈な尿意が・・・っ、ぅ・・・はぁ・・・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(Oh, no... I need to go so b... ugh... haa...)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・・・っ・・・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... 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お・・・終わったヨー////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... All Doooone ////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たこやきちゃん、おつかれー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Good work, Takoyaki-chaaan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こ、これで解放されるはず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 should let you go, now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反応・・・無いみたい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... no reactio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量が足りない、と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as that not enough, or somethin'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か、ツルの力が弱くなってたりしない？</text:p>
          </table:table-cell>
          <table:table-cell table:style-name="ce0"/>
          <table:table-cell table:style-name="ce0"/>
          <table:table-cell table:style-name="ce0" office:value-type="string">
            <text:p>Did the vines not loosen its grip on you at
all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、どうかしら・・・さっきとあんまり変わって
ないと思う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et me see... I don't think there's much
difference to before, though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ちょっと足を引き抜いてみるわね・・・</text:p>
          </table:table-cell>
          <table:table-cell table:style-name="ce0"/>
          <table:table-cell table:style-name="ce0"/>
          <table:table-cell table:style-name="ce0" office:value-type="string">
            <text:p>I think it's let go of my leg a littl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ふ・・・ふぁっくしゅ！！　けほけほ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... Akchoo!! *cough*, *cough*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ああーー！　また吸っちゃったヨー！！
ゲホォッ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Aaaaaagh! I breathed it in Agaaain!! *hack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ごほっ、けほ・・・！　ご、ごめんなさい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cough*, *cough*...! I-I'm so sorry...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何で？　ちゃんと根元におしっこ
かけてあげたのに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 why? We poured pee on it, and everythin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や、やっぱり、量が・・・ぅ・・・足りないので
しょうか・・・っ？　（もじもじもじもじ・・・っ）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-I suppose it... ooh... was not enough, after
all...? *wiggle* *wiggle* *wiggle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あ！</text:p>
          </table:table-cell>
          <table:table-cell table:style-name="ce0" office:value-type="string">
            <text:p>504#3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春風さんの足に絡まってるツルの根元に、
穴がいっぱい開いてます・・・</text:p>
          </table:table-cell>
          <table:table-cell table:style-name="ce0"/>
          <table:table-cell table:style-name="ce0"/>
          <table:table-cell table:style-name="ce0" office:value-type="string">
            <text:p>I see lots of holes in the base of the vine
that's tied around Harukaze-san's leg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かしたらこの植物、根っこじゃなくて
この穴から・・・そ、その・・・ソレを吸収
するんじゃないでしょうか・・・？</text:p>
          </table:table-cell>
          <table:table-cell table:style-name="ce0"/>
          <table:table-cell table:style-name="ce0"/>
          <table:table-cell table:style-name="ce0" office:value-type="string">
            <text:p>Maybe it doesn't absorb... u-umm... *it*
through its roots, but through those holes...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本当だ・・・ひめ、よく気付い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, you're right... good eye, Him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でも、もしそうだとしたら・・・</text:p>
          </table:table-cell>
          <table:table-cell table:style-name="ce0"/>
          <table:table-cell table:style-name="ce0"/>
          <table:table-cell table:style-name="ce0" office:value-type="string">
            <text:p>But if that's true, then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そんな高い位置にある穴におしっこ
入れられるのは、にゃんこしかいな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sn't Nyanko the only one who can reach those
high-up holes with her pee?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つ、つまり・・・春風さんがしない限り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 means... it needs to be Harukaze-san,
or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どうやっても拘束は解けないのカー・・・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She'll never get out of Theeere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あうぅ・・・っ（もじもじ・・・もじもじ・・・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uuu... *squirm*... *wriggle*...</text:p>
          </table:table-cell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18T13:42:30+02:00</meta:creation-date>
    <dc:date>2020-04-18T13:42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